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3.5/22" office:value-type="float" office:value="0.613636363636364" calcext:value-type="float">
            <text:p>0.613636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2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9/22" office:value-type="float" office:value="0.409090909090909" calcext:value-type="float">
            <text:p>0.40909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3:13:08.104273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30T13:24:30.189468624</dc:date>
    <meta:editing-duration>PT4H54M12S</meta:editing-duration>
    <meta:editing-cycles>55</meta:editing-cycles>
    <meta:generator>LibreOffice/5.1.6.2$Linux_X86_64 LibreOffice_project/10m0$Build-2</meta:generator>
    <meta:document-statistic meta:table-count="1" meta:cell-count="1197" meta:object-count="0"/>
  </office:meta>
</office:document-meta>
</file>